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1779" officeooo:paragraph-rsid="00101779"/>
    </style:style>
    <style:style style:name="P2" style:family="paragraph" style:parent-style-name="Standard">
      <style:paragraph-properties fo:text-align="justify" style:justify-single-word="false"/>
      <style:text-properties officeooo:rsid="00101779" officeooo:paragraph-rsid="00101779"/>
    </style:style>
    <style:style style:name="P3" style:family="paragraph" style:parent-style-name="Standard">
      <style:paragraph-properties fo:text-align="center" style:justify-single-word="false"/>
      <style:text-properties fo:font-size="22pt" officeooo:rsid="00101779" officeooo:paragraph-rsid="00101779" style:font-size-asian="22pt" style:font-size-complex="22pt"/>
    </style:style>
    <style:style style:name="P4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officeooo:rsid="00101779" officeooo:paragraph-rsid="00101779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solid" style:text-underline-width="auto" style:text-underline-color="font-color" fo:font-weight="normal" officeooo:rsid="0010ffa7" officeooo:paragraph-rsid="0010ffa7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01779" officeooo:paragraph-rsid="00101779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fo:font-weight="bold" officeooo:rsid="0010ffa7" officeooo:paragraph-rsid="0010ffa7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italic" fo:font-weight="bold" officeooo:rsid="00101779" officeooo:paragraph-rsid="00101779" style:font-style-asian="italic" style:font-weight-asian="bold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officeooo:rsid="00101779" officeooo:paragraph-rsid="00101779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officeooo:rsid="0010ffa7" officeooo:paragraph-rsid="0010ffa7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10ffa7" officeooo:paragraph-rsid="0010ffa7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0ffa7" officeooo:paragraph-rsid="0010ffa7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0ff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onnées du Web : XML Relationnel</text:p>
      <text:p text:style-name="P1">TD en binômes à rendre le 23 octobre.</text:p>
      <text:p text:style-name="P1"/>
      <text:p text:style-name="P4">1) Stockage Monet</text:p>
      <text:p text:style-name="P2"/>
      <text:p text:style-name="P8">1. Implémenter sous Oracle le schéma Monet permettant de stocker un document XML pour les bâtiments que vous avez proposé pour le TP 1.</text:p>
      <text:p text:style-name="P6"/>
      <text:p text:style-name="P2">(voir init.sql et data.sql)</text:p>
      <text:p text:style-name="P2"/>
      <text:p text:style-name="P8">2. Exprimez en SQL trois requêtes XPath de votre choix sur ce document.</text:p>
      <text:p text:style-name="P6"/>
      <text:p text:style-name="P9">- /batiment/etage/description/text()</text:p>
      <text:p text:style-name="P9">SELECT txt, num FROM Batiment_etage_description;</text:p>
      <text:p text:style-name="P9"/>
      <text:p text:style-name="P9">- /<text:span text:style-name="T1">batiment/etage/bureau/code/text()</text:span></text:p>
      <text:p text:style-name="P10">SELECT txt, num FROM Batiment_etage_bureau_code;</text:p>
      <text:p text:style-name="P9"/>
      <text:p text:style-name="P9">- /<text:span text:style-name="T1">batimente/etage/salle[nombrePlaces &gt; 35]</text:span></text:p>
      <text:p text:style-name="P10">SELECT * FROM Batiment_etage e</text:p>
      <text:p text:style-name="P10">WHERE e.nombrePlace &gt; 35;</text:p>
      <text:p text:style-name="P10"/>
      <text:p text:style-name="P7">3. Comment pourrait on étendre le schéma Monet pour gérer l’axe de navigation ancestor ?</text:p>
      <text:p text:style-name="P11"/>
      <text:p text:style-name="P11">En rajoutant une colonne “parent” qui serait une clé étrangère lié au noeud parent.</text:p>
      <text:p text:style-name="P11">Par exemple “Batiment_etage” aurait comme parent “Batiment” et donc aurait comme clé étrangère la clé primaire du “Batiment”.</text:p>
      <text:p text:style-name="P11"/>
      <text:p text:style-name="P5">2) Stockage schema-aware</text:p>
      <text:p text:style-name="P12"/>
      <text:p text:style-name="P12">1. À partir de la DTD proposée pour la presse (voir TP 1), définir le schéma de stockage relationnel associé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5.2$Linux_X86_64 LibreOffice_project/40$Build-2</meta:generator>
    <meta:editing-cycles>0</meta:editing-cycles>
    <meta:editing-duration>P0D</meta:editing-duration>
    <meta:document-statistic meta:table-count="0" meta:image-count="0" meta:object-count="0" meta:page-count="1" meta:paragraph-count="18" meta:word-count="155" meta:character-count="1014" meta:non-whitespace-character-count="877"/>
  </office:meta>
</office:document-meta>
</file>